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ExistingSourceResolver.ExistingSourceResolv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ExistingSourceResolver.visit( SourceResolver resolver , String sourceUri )</text:p>
          </table:table-cell>
          <table:table-cell office:value-type="float" office:value="5">
            <text:p text:style-name="Table_20_Contents">5</text:p>
          </table:table-cell>
          <table:table-cell office:value-type="float" office:value="2">
            <text:p text:style-name="Table_20_Contents">2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ExistingSourceResolver.getSourc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